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style:writing-mode="page"/>
    </style:style>
    <style:style style:name="P1" style:family="paragraph" style:parent-style-name="Footer">
      <style:text-properties officeooo:rsid="0019426b" officeooo:paragraph-rsid="0019426b"/>
    </style:style>
    <style:style style:name="P2" style:family="paragraph" style:parent-style-name="Standard">
      <style:text-properties fo:font-style="normal" officeooo:rsid="000de4f3" officeooo:paragraph-rsid="000de4f3" style:font-style-asian="normal" style:font-style-complex="normal"/>
    </style:style>
    <style:style style:name="P3" style:family="paragraph" style:parent-style-name="Standard">
      <style:text-properties fo:font-style="normal" officeooo:rsid="000e27fd" officeooo:paragraph-rsid="000e27fd" style:font-style-asian="normal" style:font-style-complex="normal"/>
    </style:style>
    <style:style style:name="P4" style:family="paragraph" style:parent-style-name="Standard">
      <style:text-properties fo:font-style="normal" officeooo:rsid="001e49f1" officeooo:paragraph-rsid="001e49f1" style:font-style-asian="normal" style:font-style-complex="normal"/>
    </style:style>
    <style:style style:name="P5" style:family="paragraph" style:parent-style-name="Footnote">
      <style:text-properties officeooo:rsid="0019426b" officeooo:paragraph-rsid="0019426b"/>
    </style:style>
    <style:style style:name="P6" style:family="paragraph" style:parent-style-name="Table_20_Contents">
      <style:text-properties officeooo:rsid="001d504c" officeooo:paragraph-rsid="001d50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text-properties officeooo:rsid="0017f25c" officeooo:paragraph-rsid="0017f25c"/>
    </style:style>
    <style:style style:name="P8" style:family="paragraph" style:parent-style-name="Text_20_body">
      <style:text-properties officeooo:rsid="001b4612" officeooo:paragraph-rsid="001b4612"/>
    </style:style>
    <style:style style:name="P9" style:family="paragraph" style:parent-style-name="Text_20_body">
      <style:text-properties officeooo:paragraph-rsid="0017271b"/>
    </style:style>
    <style:style style:name="P10" style:family="paragraph" style:parent-style-name="Text_20_body">
      <style:text-properties officeooo:rsid="001dad99"/>
    </style:style>
    <style:style style:name="P11" style:family="paragraph" style:parent-style-name="Text_20_body">
      <style:text-properties officeooo:rsid="001dad99" officeooo:paragraph-rsid="001dad99"/>
    </style:style>
    <style:style style:name="P12" style:family="paragraph" style:parent-style-name="Footnote">
      <style:text-properties officeooo:rsid="0019426b" officeooo:paragraph-rsid="0019426b"/>
    </style:style>
    <style:style style:name="P13" style:family="paragraph" style:parent-style-name="Header">
      <style:text-properties officeooo:paragraph-rsid="0029da2e"/>
    </style:style>
    <style:style style:name="P14" style:family="paragraph" style:parent-style-name="Heading">
      <style:text-properties style:font-name="Liberation Sans" fo:font-size="22pt" fo:font-weight="bold" officeooo:rsid="002741d4" officeooo:paragraph-rsid="002741d4" style:font-name-asian="Noto Sans CJK SC" style:font-size-asian="14pt" style:font-name-complex="Lohit Devanagari" style:font-size-complex="14pt"/>
    </style:style>
    <style:style style:name="P15" style:family="paragraph" style:parent-style-name="Heading_20_1">
      <style:text-properties style:font-name="Liberation Sans" fo:font-size="18pt" fo:font-weight="bold" officeooo:rsid="0027e75d" officeooo:paragraph-rsid="0027e7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Heading_20_3">
      <style:text-properties officeooo:paragraph-rsid="0017271b"/>
    </style:style>
    <style:style style:name="P17" style:family="paragraph" style:parent-style-name="Heading_20_4">
      <style:text-properties officeooo:paragraph-rsid="00179e55"/>
    </style:style>
    <style:style style:name="P18" style:family="paragraph" style:parent-style-name="Text_20_body">
      <style:text-properties officeooo:rsid="0017f25c" officeooo:paragraph-rsid="0027e75d"/>
    </style:style>
    <style:style style:name="P19" style:family="paragraph" style:parent-style-name="Text_20_body">
      <style:text-properties officeooo:rsid="0027e75d" officeooo:paragraph-rsid="0027e75d"/>
    </style:style>
    <style:style style:name="T1" style:family="text">
      <style:text-properties officeooo:rsid="0016fd92"/>
    </style:style>
    <style:style style:name="T2" style:family="text">
      <style:text-properties officeooo:rsid="0017271b"/>
    </style:style>
    <style:style style:name="T3" style:family="text">
      <style:text-properties style:font-name="Liberation Sans" fo:font-size="15.3000001907349pt" fo:font-weight="bold" officeooo:rsid="0017271b" style:font-name-asian="Noto Sans CJK SC" style:font-size-asian="18.3500003814697pt" style:font-weight-asian="bold" style:font-name-complex="Lohit Devanagari" style:font-size-complex="18.3500003814697pt" style:font-weight-complex="bold"/>
    </style:style>
    <style:style style:name="T4" style:family="text">
      <style:text-properties style:font-name="Liberation Sans" fo:font-size="15.3000001907349pt" fo:font-style="italic" fo:font-weight="bold" officeooo:rsid="00179e55" style:font-name-asian="Noto Sans CJK SC" style:font-size-asian="18.3500003814697pt" style:font-style-asian="italic" style:font-weight-asian="bold" style:font-name-complex="Lohit Devanagari" style:font-size-complex="18.3500003814697pt" style:font-style-complex="italic" style:font-weight-complex="bold"/>
    </style:style>
    <style:style style:name="T5" style:family="text">
      <style:text-properties style:font-name="Liberation Sans" fo:font-size="13.5pt" fo:font-style="italic" fo:font-weight="bold" officeooo:rsid="00179e55" style:font-name-asian="Noto Sans CJK SC" style:font-size-asian="17.25pt" style:font-style-asian="italic" style:font-weight-asian="bold" style:font-name-complex="Lohit Devanagari" style:font-size-complex="17.25pt" style:font-style-complex="italic" style:font-weight-complex="bold"/>
    </style:style>
    <style:style style:name="T6" style:family="text">
      <style:text-properties officeooo:rsid="00179e55"/>
    </style:style>
    <style:style style:name="T7" style:family="text">
      <style:text-properties officeooo:rsid="001a820a"/>
    </style:style>
    <style:style style:name="T8" style:family="text">
      <style:text-properties officeooo:rsid="001b4612"/>
    </style:style>
    <style:style style:name="T9" style:family="text">
      <style:text-properties officeooo:rsid="0029da2e"/>
    </style:style>
    <style:style style:name="T10" style:family="text">
      <style:text-properties fo:font-size="10pt" officeooo:rsid="0029da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avaFX</text:p>
      <text:p text:style-name="P7">Ceci est le corps de texte<text:note text:id="ftn1" text:note-class="footnote"><text:note-citation>1</text:note-citation><text:note-body><text:p text:style-name="P5">Référence à texte</text:p></text:note-body></text:note>. <text:span text:style-name="T7">Il est important d’avoir un document clair </text:span><text:span text:style-name="T8">car cela améliore la communication de son contenu.</text:span></text:p>
      <text:p text:style-name="P8">D’autre part il est important de faire attention à l’orthographe.</text:p>
      <text:h text:style-name="P15" text:outline-level="1">Text</text:h>
      <text:p text:style-name="P19">Par défaut les coordonnées (x,y) d’un Text sont l’angle inférieur gauche. Ceci peut être modifié par la propriété textOrigin.</text:p>
      <text:p text:style-name="P18"/>
      <text:p text:style-name="P18"/>
      <text:p text:style-name="P18"/>
      <text:h text:style-name="Heading_20_2" text:outline-level="2">Titre 2 <text:span text:style-name="T1">(0,95 * 18 = 17,1)</text:span></text:h>
      <text:p text:style-name="P3"/>
      <text:h text:style-name="P16" text:outline-level="3">Titre 3 <text:span text:style-name="T1">(0,</text:span><text:span text:style-name="T3">8</text:span><text:span text:style-name="T1">5 * 18 = 1</text:span><text:span text:style-name="T2">5</text:span><text:span text:style-name="T1">,</text:span><text:span text:style-name="T2">3</text:span><text:span text:style-name="T1">)</text:span></text:h>
      <text:p text:style-name="P9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94036107590144">
          <table:table-cell table:style-name="Tableau1.A1" office:value-type="string">
            <text:p text:style-name="P6">Prénom</text:p>
          </table:table-cell>
          <table:table-cell table:style-name="Tableau1.A1" office:value-type="string">
            <text:p text:style-name="P6">Nom</text:p>
          </table:table-cell>
          <table:table-cell table:style-name="Tableau1.A1" office:value-type="string">
            <text:p text:style-name="P6">Age</text:p>
          </table:table-cell>
          <table:table-cell table:style-name="Tableau1.A1" office:value-type="string">
            <text:p text:style-name="P6">Profession</text:p>
          </table:table-cell>
        </table:table-row>
        <table:table-row table:style-name="TableLine940361069865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361069871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361085426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9"/>
      <text:p text:style-name="P9"/>
      <text:p text:style-name="P3"/>
      <text:h text:style-name="P17" text:outline-level="4">Titre 4 <text:span text:style-name="T1">(0,</text:span><text:span text:style-name="T4">7</text:span><text:span text:style-name="T1">5 * 18 = 1</text:span><text:span text:style-name="T6">3</text:span><text:span text:style-name="T1">,</text:span><text:span text:style-name="T5">5</text:span><text:span text:style-name="T1">)</text:span></text:h>
      <text:p text:style-name="Code">public class Rectangle {</text:p>
      <text:p text:style-name="Code">}</text:p>
      <text:p text:style-name="P10"/>
      <text:p text:style-name="P11"/>
      <text:p text:style-name="P2"/>
      <text:p text:style-name="P2"/>
      <text:p text:style-name="P2"/>
      <text:p text:style-name="P4">variabl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.199cm" fo:margin-bottom="0.199cm" loext:contextual-spacing="tru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353cm" fo:margin-bottom="0.212cm" loext:contextual-spacing="false"/>
      <style:text-properties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1" style:next-style-name="Text_20_body" style:auto-update="true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/>
      <style:text-properties fo:font-size="9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de" style:family="paragraph" style:parent-style-name="Text_20_body" style:next-style-name="Text_20_body" style:auto-update="true">
      <loext:graphic-properties draw:fill="solid" draw:fill-color="#a09b9b" draw:opacity="100%"/>
      <style:paragraph-properties fo:margin-left="0.3cm" fo:margin-right="0.3cm" fo:margin-top="0.199cm" fo:margin-bottom="0cm" loext:contextual-spacing="false" fo:text-align="start" style:justify-single-word="false" fo:text-indent="0cm" style:auto-text-indent="false" fo:background-color="#a09b9b" fo:padding-left="1cm" fo:padding-right="0cm" fo:padding-top="0cm" fo:padding-bottom="0cm" fo:border="0.06pt solid #000000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29da2e"/>
    </style:style>
    <style:style style:name="MP2" style:family="paragraph" style:parent-style-name="Footer">
      <style:text-properties officeooo:rsid="0019426b" officeooo:paragraph-rsid="0019426b"/>
    </style:style>
    <style:style style:name="MT1" style:family="text">
      <style:text-properties fo:font-size="10pt" officeooo:rsid="0029d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éveloppement interface graphique - JavaFX</text:span></text:p>
      </style:header>
      <style:footer>
        <text:p text:style-name="MP2">Pied de page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3:44:46.269947834</meta:creation-date>
    <dc:title>OMA</dc:title>
    <meta:editing-duration>PT5M12S</meta:editing-duration>
    <meta:editing-cycles>4</meta:editing-cycles>
    <meta:generator>LibreOffice/6.4.7.2$Linux_X86_64 LibreOffice_project/40$Build-2</meta:generator>
    <dc:date>2022-03-11T13:49:59.672447665</dc:date>
    <meta:document-statistic meta:table-count="1" meta:image-count="0" meta:object-count="0" meta:page-count="1" meta:paragraph-count="18" meta:word-count="96" meta:character-count="536" meta:non-whitespace-character-count="457"/>
    <meta:template xlink:type="simple" xlink:actuate="onRequest" xlink:title="OMA" xlink:href="../../../../../../../../../home/olivier/Templates/OMA.ott" meta:date="2022-03-11T13:44:45.983053133"/>
  </office:meta>
</office:document-meta>
</file>